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6" svg:font-family="Arial"/>
    <style:font-face style:name="Arial2" svg:font-family="Arial" style:font-adornments="Regular"/>
    <style:font-face style:name="Calibri" svg:font-family="Calibri"/>
    <style:font-face style:name="Open Sans" svg:font-family="'Open Sans'"/>
    <style:font-face style:name="Arial" svg:font-family="Arial" style:font-pitch="variable"/>
    <style:font-face style:name="Arial3" svg:font-family="Arial" style:font-adornments="Regular" style:font-pitch="variable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2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Default-title">
      <style:graphic-properties draw:auto-grow-height="true" fo:min-height="3.506cm"/>
    </style:style>
    <style:style style:name="pr28" style:family="presentation" style:parent-style-name="Default-outline1">
      <style:graphic-properties fo:min-height="10.798cm"/>
    </style:style>
    <style:style style:name="pr29" style:family="presentation" style:parent-style-name="Default-notes">
      <style:graphic-properties draw:fill-color="#ffffff" draw:auto-grow-height="true" fo:min-height="11.429cm"/>
    </style:style>
    <style:style style:name="pr3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3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4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text-properties fo:font-size="36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6" style:family="paragraph">
      <style:text-properties fo:font-size="24pt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8pt" style:font-size-complex="18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18pt" style:font-size-complex="18pt"/>
    </style:style>
    <style:style style:name="P3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7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36pt" style:font-size-asian="32pt" style:font-size-complex="32pt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6pt" style:font-size-asian="32pt" style:font-size-complex="32pt"/>
    </style:style>
    <style:style style:name="P4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24pt" style:font-size-complex="2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2pt" style:font-size-asian="24pt" style:font-size-complex="24pt"/>
    </style:style>
    <style:style style:name="P50" style:family="paragraph">
      <style:text-properties fo:font-size="10pt" style:font-size-asian="24pt" style:font-size-complex="24pt"/>
    </style:style>
    <style:style style:name="P51" style:family="paragraph">
      <loext:graphic-properties draw:fill-color="#ffffff"/>
      <style:text-properties fo:font-size="10pt" style:font-size-asian="24pt" style:font-size-complex="24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5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54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5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6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8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1" style:family="paragraph">
      <style:text-properties fo:font-size="32pt" style:font-size-asian="32pt" style:font-size-complex="32pt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6" fo:font-size="52pt" fo:letter-spacing="normal" fo:font-style="normal" style:text-underline-style="none" fo:font-weight="normal" style:font-name-asian="Arial6" style:font-size-asian="52pt" style:font-style-asian="normal" style:font-weight-asian="normal" style:font-name-complex="Arial6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6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6" fo:font-size="44pt" fo:letter-spacing="normal" fo:font-style="normal" style:text-underline-style="none" fo:font-weight="normal" style:font-name-asian="Arial6" style:font-size-asian="44pt" style:font-style-asian="normal" style:font-weight-asian="normal" style:font-name-complex="Arial6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6" fo:font-size="40pt" fo:letter-spacing="normal" fo:font-style="normal" style:text-underline-style="none" fo:font-weight="normal" style:font-name-asian="Arial6" style:font-size-asian="40pt" style:font-style-asian="normal" style:font-weight-asian="normal" style:font-name-complex="Arial6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6" fo:font-size="24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Arial6" style:font-size-asian="10pt" style:font-style-asian="normal" style:font-weight-asian="normal" style:font-name-complex="Arial6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28pt" style:font-style-asian="normal" style:font-weight-asian="normal" style:font-name-complex="Arial6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24pt" style:font-style-asian="normal" style:font-weight-asian="normal" style:font-name-complex="Arial6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6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size="24pt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6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6" fo:font-size="20pt" fo:letter-spacing="normal" fo:font-style="normal" style:text-underline-style="none" fo:font-weight="normal" style:font-name-asian="Arial6" style:font-size-asian="18pt" style:font-style-asian="normal" style:font-weight-asian="normal" style:font-name-complex="Arial6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6" fo:font-size="20pt" fo:letter-spacing="normal" fo:font-style="normal" style:text-underline-style="none" fo:font-weight="normal" style:font-name-asian="Arial6" style:font-size-asian="20pt" style:font-style-asian="normal" style:font-weight-asian="normal" style:font-name-complex="Arial6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6" fo:font-size="24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6" fo:font-size="50pt" fo:letter-spacing="normal" fo:font-style="normal" style:text-underline-style="none" fo:font-weight="normal" style:font-name-asian="Arial6" style:font-size-asian="50pt" style:font-style-asian="normal" style:font-weight-asian="normal" style:font-name-complex="Arial6" style:font-size-complex="5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6" fo:font-size="36pt" fo:letter-spacing="normal" fo:font-style="normal" style:text-underline-style="none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6" fo:font-size="32pt" fo:letter-spacing="normal" fo:font-style="normal" style:text-underline-style="none" fo:font-weight="normal" style:font-name-asian="Arial6" style:font-size-asian="24pt" style:font-style-asian="normal" style:font-weight-asian="normal" style:font-name-complex="Arial6" style:font-size-complex="24pt" style:font-style-complex="normal" style:font-weight-complex="normal"/>
    </style:style>
    <style:style style:name="T26" style:family="text">
      <style:text-properties fo:font-size="10pt" style:font-size-asian="24pt" style:font-size-complex="2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6" fo:font-size="11pt" fo:letter-spacing="normal" fo:font-style="normal" style:text-underline-style="none" fo:font-weight="bold" style:font-name-asian="Arial6" style:font-size-asian="11pt" style:font-style-asian="normal" style:font-weight-asian="bold" style:font-name-complex="Arial6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6" fo:font-size="9pt" fo:letter-spacing="normal" fo:font-style="normal" style:text-underline-style="none" fo:font-weight="normal" style:font-name-asian="Arial6" style:font-size-asian="9pt" style:font-style-asian="normal" style:font-weight-asian="normal" style:font-name-complex="Arial6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6" fo:font-size="9pt" fo:letter-spacing="normal" fo:font-style="normal" style:text-underline-style="solid" style:text-underline-width="auto" style:text-underline-color="font-color" fo:font-weight="normal" style:font-name-asian="Arial6" style:font-size-asian="9pt" style:font-style-asian="normal" style:font-weight-asian="normal" style:font-name-complex="Arial6" style:font-size-complex="9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Arial6" fo:font-size="30pt" fo:letter-spacing="normal" fo:font-style="normal" style:text-underline-style="solid" style:text-underline-width="auto" style:text-underline-color="font-color" fo:font-weight="normal" style:font-name-asian="Arial6" style:font-size-asian="30pt" style:font-style-asian="normal" style:font-weight-asian="normal" style:font-name-complex="Arial6" style:font-size-complex="30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6" fo:font-size="32pt" fo:letter-spacing="normal" fo:font-style="normal" style:text-underline-style="solid" style:text-underline-width="auto" style:text-underline-color="font-color" fo:font-weight="normal" style:font-name-asian="Arial6" style:font-size-asian="32pt" style:font-style-asian="normal" style:font-weight-asian="normal" style:font-name-complex="Arial6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6" fo:font-size="60pt" fo:letter-spacing="normal" fo:font-style="normal" style:text-underline-style="none" fo:font-weight="normal" style:font-name-asian="Arial6" style:font-size-asian="60pt" style:font-style-asian="normal" style:font-weight-asian="normal" style:font-name-complex="Arial6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6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6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draw:custom-shape draw:name="Google Shape;69;p15" draw:style-name="gr2" draw:text-style-name="P7" draw:layer="layout" svg:width="26.727cm" svg:height="3.505cm" svg:x="1.484cm" svg:y="0.837cm">
          <text:p text:style-name="P1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0" draw:layer="layout" svg:width="26.727cm" svg:height="12.177cm" svg:x="1.484cm" svg:y="4.913cm">
          <text:p text:style-name="P8"><text:span text:style-name="T5">Rick van Ek</text:span></text:p>
          <text:p text:style-name="P8"><text:span text:style-name="T5"/></text:p>
          <text:p text:style-name="P9"><text:span text:style-name="T5">DevOps database engineer/DBA</text:span></text:p>
          <text:p text:style-name="P9"><text:span text:style-name="T5">Independend since 1996</text:span></text:p>
          <text:p text:style-name="P9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draw:custom-shape draw:name="Google Shape;76;p16" draw:style-name="gr2" draw:text-style-name="P7" draw:layer="layout" svg:width="26.727cm" svg:height="3.505cm" svg:x="1.484cm" svg:y="0.837cm">
          <text:p text:style-name="P1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3" draw:layer="layout" svg:width="26.727cm" svg:height="12.177cm" svg:x="1.484cm" svg:y="4.913cm">
          <text:list text:style-name="L1">
            <text:list-item>
              <text:p><text:span text:style-name="T5">Basic of Git.</text:span></text:p>
            </text:list-item>
            <text:list-item>
              <text:p><text:span text:style-name="T5">Git on the client.</text:span></text:p>
            </text:list-item>
            <text:list-item>
              <text:p><text:span text:style-name="T5">Git server.</text:span></text:p>
            </text:list-item>
            <text:list-item>
              <text:p><text:span text:style-name="T5">Multiple repositories.</text:span></text:p>
            </text:list-item>
            <text:list-item>
              <text:p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draw:custom-shape draw:name="Google Shape;83;p17" draw:style-name="gr2" draw:text-style-name="P7" draw:layer="layout" svg:width="26.727cm" svg:height="3.505cm" svg:x="1.484cm" svg:y="0.837cm">
          <text:p text:style-name="P1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3" draw:layer="layout" svg:width="26.727cm" svg:height="12.177cm" svg:x="1.484cm" svg:y="4.913cm">
          <text:list text:style-name="L1">
            <text:list-item>
              <text:p><text:span text:style-name="T5">A distributed source control system</text:span></text:p>
            </text:list-item>
            <text:list-item>
              <text:p><text:span text:style-name="T5">Strong support for non linear development</text:span></text:p>
            </text:list-item>
            <text:list-item>
              <text:p><text:span text:style-name="T5">Different way of versioning files. </text:span></text:p>
            </text:list-item>
            <text:list-item>
              <text:p><text:span text:style-name="T5">Most work is happening locally</text:span></text:p>
            </text:list-item>
            <text:list-item>
              <text:p><text:span text:style-name="T5">It is just as easy to screw up as in any other system.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draw:frame draw:name="Google Shape;91;p1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16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draw:frame draw:name="Google Shape;99;p19" presentation:style-name="pr12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draw:custom-shape draw:name="Google Shape;105;p20" draw:style-name="gr2" draw:text-style-name="P7" draw:layer="layout" svg:width="26.727cm" svg:height="3.505cm" svg:x="1.484cm" svg:y="0.837cm">
          <text:p text:style-name="P1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1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draw:custom-shape draw:name="Google Shape;112;p21" draw:style-name="gr2" draw:text-style-name="P7" draw:layer="layout" svg:width="26.727cm" svg:height="3.505cm" svg:x="1.484cm" svg:y="0.837cm">
          <text:p text:style-name="P1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3" draw:layer="layout" svg:width="26.727cm" svg:height="12.177cm" svg:x="1.484cm" svg:y="4.913cm">
          <text:list text:style-name="L1">
            <text:list-item>
              <text:p text:style-name="P22"><text:span text:style-name="T10">Commands :</text:span></text:p>
              <text:list>
                <text:list-header>
                  <text:p text:style-name="P22"><text:span text:style-name="T11">-Git init </text:span></text:p>
                </text:list-header>
              </text:list>
            </text:list-item>
            <text:list-item>
              <text:p text:style-name="P22"><text:span text:style-name="T10">Creates :</text:span></text:p>
              <text:list>
                <text:list-header>
                  <text:p text:style-name="P22"><text:span text:style-name="T11">-.git <text:s/>(directory with config file and index)</text:span></text:p>
                  <text:p text:style-name="P22"><text:span text:style-name="T11">-.gitignore (file in root of repository)</text:span></text:p>
                  <text:list>
                    <text:list-header>
                      <text:p text:style-name="P22"><text:span text:style-name="T12">.Excluding : logfiles, tmp files, lock files etc…</text:span></text:p>
                      <text:p text:style-name="P22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3">.gitignore , <text:s/>needs to be created by yourself. <text:s/>But experience learned me. <text:s/>You cannot do without, it really helps to keep your branch clean.</text:span></text:p>
              <text:p text:style-name="P8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draw:frame draw:name="Google Shape;120;p22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17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draw:custom-shape draw:name="Google Shape;127;p23" draw:style-name="gr2" draw:text-style-name="P7" draw:layer="layout" svg:width="26.727cm" svg:height="3.505cm" svg:x="1.484cm" svg:y="0.837cm">
          <text:p text:style-name="P1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draw:frame draw:name="Google Shape;135;p24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Default-outline1" draw:text-style-name="P26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<text:span text:style-name="T15">git branch &lt;name&gt;</text:span></text:p>
              </text:list-item>
              <text:list-item>
                <text:p><text:span text:style-name="T15">git checkout &lt;name&gt;</text:span></text:p>
                <text:list>
                  <text:list-item>
                    <text:p><text:span text:style-name="T15">&lt;-- <text:s/>do your work-- &gt;</text:span></text:p>
                  </text:list-item>
                </text:list>
              </text:list-item>
              <text:list-item>
                <text:p><text:span text:style-name="T15">git add <text:s/>[ . | all | filename ]</text:span></text:p>
              </text:list-item>
              <text:list-item>
                <text:p><text:span text:style-name="T15">git commit <text:s/>-m &lt;comment&gt;</text:span></text:p>
              </text:list-item>
              <text:list-item>
                <text:p><text:span text:style-name="T15">git status</text:span></text:p>
              </text:list-item>
              <text:list-item>
                <text:p><text:span text:style-name="T15">git diff </text:span></text:p>
              </text:list-item>
            </text:list>
            <text:p><text:span text:style-name="T15"/></text:p>
          </draw:text-box>
        </draw:frame>
        <draw:frame draw:name="Google Shape;137;p2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4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4">git-status - </text:span><text:span text:style-name="T14"><text:tab/></text:span><text:span text:style-name="T14"><text:tab/></text:span><text:span text:style-name="T14">(Show the working tree status)</text:span></text:p>
              <text:p text:style-name="P8"><text:span text:style-name="T14">git-diff - </text:span><text:span text:style-name="T14"><text:tab/></text:span><text:span text:style-name="T14"><text:tab/></text:span><text:span text:style-name="T14">(Show changes between commits, commit and working tree, etc)</text:span></text:p>
              <text:p text:style-name="P8"><text:span text:style-name="T14">!! watchout when using a force, <text:s/>could leave it in a corrupted state.</text:span></text:p>
              <text:p text:style-name="P8"><text:span text:style-name="T14"/></text:p>
              <text:p text:style-name="P8"><text:span text:style-name="T14">git add <text:s text:c="9"/>( Add file contents to the index) </text:span></text:p>
              <text:p text:style-name="P8"><text:span text:style-name="T14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draw:frame draw:name="Google Shape;143;p25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16"/></text:p>
            <text:p><text:s/>Basically you cannot commit to much.</text:p>
            <text:p text:style-name="P28"><text:span text:style-name="T17"><text:s/></text:span></text:p>
          </draw:text-box>
        </draw:frame>
        <draw:frame draw:name="Google Shape;145;p2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19" draw:text-style-name="P30" draw:layer="layout" svg:width="15.239cm" svg:height="11.429cm" svg:x="1.905cm" svg:y="12.065cm" presentation:class="notes" presentation:user-transformed="true">
            <draw:text-box>
              <text:p text:style-name="P29"><text:span text:style-name="T18">DESCRIPTION</text:span></text:p>
              <text:p text:style-name="P29"><text:span text:style-name="T18"><text:s text:c="7"/></text:span><text:span text:style-name="T18">Create a new commit containing the current contents of the index and the given log message describing the changes. The new commit is a direct child of HEAD, usually the tip of the</text:span></text:p>
              <text:p text:style-name="P29"><text:span text:style-name="T18"><text:s text:c="7"/></text:span><text:span text:style-name="T18">current branch, and the branch is updated to point to it (unless no branch is associated with the working tree, in which case HEAD is "detached" as described in git-checkout(1)).</text:span></text:p>
              <text:p text:style-name="P29"><text:span text:style-name="T18"><text:s text:c="7"/></text:span><text:span text:style-name="T18">The content to be committed can be specified in several ways:</text:span></text:p>
              <text:p text:style-name="P29"><text:span text:style-name="T18"><text:s text:c="8"/></text:span><text:span text:style-name="T18">1. by using git-add(1) to incrementally "add" changes to the index before using the commit command (Note: even modified files must be "added");</text:span></text:p>
              <text:p text:style-name="P29"><text:span text:style-name="T18"><text:s text:c="8"/></text:span><text:span text:style-name="T18">2. by using git-rm(1) to remove files from the working tree and the index, again before using the commit command;</text:span></text:p>
              <text:p text:style-name="P29"><text:span text:style-name="T18"><text:s text:c="8"/></text:span><text:span text:style-name="T18">3. by listing files as arguments to the commit command (without --interactive or --patch switch), in which case the commit will ignore changes staged in the index, and instead record</text:span></text:p>
              <text:p text:style-name="P29"><text:span text:style-name="T18"><text:s text:c="11"/></text:span><text:span text:style-name="T18">the current content of the listed files (which must already be known to Git);</text:span></text:p>
              <text:p text:style-name="P29"><text:span text:style-name="T18"><text:s text:c="8"/></text:span><text:span text:style-name="T18">4. by using the -a switch with the commit command to automatically "add" changes from all known files (i.e. all files that are already listed in the index) and to automatically "rm"</text:span></text:p>
              <text:p text:style-name="P29"><text:span text:style-name="T18"><text:s text:c="11"/></text:span><text:span text:style-name="T18">files in the index that have been removed from the working tree, and then perform the actual commit;</text:span></text:p>
              <text:p text:style-name="P29"><text:span text:style-name="T18"><text:s text:c="8"/></text:span><text:span text:style-name="T18">5. by using the --interactive or --patch switches with the commit command to decide one by one which files or hunks should be part of the commit in addition to contents in the index,</text:span></text:p>
              <text:p text:style-name="P29"><text:span text:style-name="T18"><text:s text:c="11"/></text:span><text:span text:style-name="T18">before finalizing the operation.</text:span></text:p>
              <text:p text:style-name="P29"><text:span text:style-name="T18"/></text:p>
              <text:p text:style-name="P29"><text:span text:style-name="T18"><text:s text:c="7"/></text:span><text:span text:style-name="T18">If you make a commit and then find a mistake immediately after that, you can recover from it with git reset.</text:span></text:p>
              <text:p text:style-name="P29"><text:span text:style-name="T18"/></text:p>
              <text:p text:style-name="P29"><text:span text:style-name="T18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draw:frame draw:name="Google Shape;151;p26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4" draw:layer="layout" svg:width="26.726cm" svg:height="12.177cm" svg:x="1.485cm" svg:y="4.913cm" presentation:class="outline" presentation:user-transformed="true">
          <draw:text-box>
            <text:p text:style-name="P31"><text:span text:style-name="T19"/></text:p>
            <text:p text:style-name="P31"><text:span text:style-name="T19">Recommended Guidelines.</text:span></text:p>
            <text:p text:style-name="P32"><text:span text:style-name="T19">1 <text:s text:c="3"/>Separate subject from body with a blank line</text:span></text:p>
            <text:p text:style-name="P32"><text:span text:style-name="T19">2 <text:s text:c="3"/>Limit the subject line to 50 characters</text:span></text:p>
            <text:p text:style-name="P32"><text:span text:style-name="T19">3 <text:s text:c="3"/>Capitalize the subject line</text:span></text:p>
            <text:p text:style-name="P32"><text:span text:style-name="T19">4 <text:s text:c="3"/>Do not end the subject line with a period</text:span></text:p>
            <text:p text:style-name="P32"><text:span text:style-name="T19">5 <text:s text:c="3"/>Use the imperative mood in the subject line</text:span></text:p>
            <text:p text:style-name="P32"><text:span text:style-name="T19">6 <text:s text:c="3"/>Wrap the body at 72 characters</text:span></text:p>
            <text:p text:style-name="P32"><text:span text:style-name="T19">7 <text:s text:c="3"/>Use the body to explain what and why vs. how</text:span></text:p>
            <text:p text:style-name="P32"><text:span text:style-name="T19"/></text:p>
            <text:p text:style-name="P33"><text:span text:style-name="T19"/></text:p>
          </draw:text-box>
        </draw:frame>
        <draw:frame draw:name="Google Shape;153;p2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draw:frame draw:name="Google Shape;159;p27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20">$ git log --oneline -5 --author pwebb --before "Sat Aug 30 2014"</text:span></text:p>
            <text:p text:style-name="P35"><text:span text:style-name="T20"/></text:p>
            <text:p text:style-name="P35"><text:span text:style-name="T20">5ba3db6 Fix failing CompositePropertySourceTests</text:span></text:p>
            <text:p text:style-name="P35"><text:span text:style-name="T20">84564a0 Rework @PropertySource early parsing logic</text:span></text:p>
            <text:p text:style-name="P35"><text:span text:style-name="T20">e142fd1 Add tests for ImportSelector meta-data</text:span></text:p>
            <text:p text:style-name="P35"><text:span text:style-name="T20">887815f Update docbook dependency and generate epub</text:span></text:p>
            <text:p text:style-name="P35"><text:span text:style-name="T20">ac8326d Polish mockito usage</text:span></text:p>
            <text:p text:style-name="P35"><text:span text:style-name="T20"/></text:p>
            <text:p text:style-name="P35"><text:span text:style-name="T20"/></text:p>
            <text:p text:style-name="P28"><text:span text:style-name="T20"/></text:p>
          </draw:text-box>
        </draw:frame>
        <draw:frame draw:name="Google Shape;161;p2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draw:custom-shape draw:name="Google Shape;166;p28" draw:style-name="gr2" draw:text-style-name="P7" draw:layer="layout" svg:width="26.727cm" svg:height="3.505cm" svg:x="1.484cm" svg:y="0.837cm">
          <text:p text:style-name="P1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6" draw:layer="layout" svg:width="26.727cm" svg:height="12.177cm" svg:x="1.484cm" svg:y="4.913cm">
          <text:list text:style-name="L1">
            <text:list-item>
              <text:p><text:span text:style-name="T15">Saving work in between. </text:span></text:p>
            </text:list-item>
            <text:list-item>
              <text:p><text:span text:style-name="T15">Can be recalled at any time in any branch.</text:span></text:p>
            </text:list-item>
            <text:list-item>
              <text:p><text:span text:style-name="T15">Command:</text:span></text:p>
              <text:p><text:span text:style-name="T15"/></text:p>
              <text:list>
                <text:list-header>
                  <text:p><text:span text:style-name="T15">git stash push</text:span></text:p>
                  <text:p><text:span text:style-name="T15">git stash pop</text:span></text:p>
                  <text:p><text:span text:style-name="T15">git stash list</text:span></text:p>
                </text:list-header>
              </text:list>
              <text:p><text:span text:style-name="T21"/></text:p>
              <text:p><text:span text:style-name="T21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2" draw:text-style-name="P4" draw:layer="layout" svg:width="15.239cm" svg:height="11.428cm" svg:x="1.905cm" svg:y="12.065cm" presentation:class="notes" presentation:user-transformed="true">
            <draw:text-box>
              <text:p text:style-name="P37"><text:span text:style-name="T14"><text:s text:c="7"/></text:span><text:span text:style-name="T14">Use git stash when you want to record the current state of the working directory and the index, but want to go back to a clean working directory. The command saves your local</text:span></text:p>
              <text:p text:style-name="P37"><text:span text:style-name="T14"><text:s text:c="7"/></text:span><text:span text:style-name="T14">modifications away and reverts the working directory to match the HEAD commit.</text:span></text:p>
              <text:p text:style-name="P37"><text:span text:style-name="T14"/></text:p>
              <text:p text:style-name="P37"><text:span text:style-name="T14"><text:s text:c="7"/></text:span><text:span text:style-name="T14">The modifications stashed away by this command can be listed with git stash list, inspected with git stash show, and restored (potentially on top of a different commit) with git stash</text:span></text:p>
              <text:p text:style-name="P37"><text:span text:style-name="T14"><text:s text:c="7"/></text:span><text:span text:style-name="T14">apply. Calling git stash without any arguments is equivalent to git stash push. A stash is by default listed as "WIP on branchname ...", but you can give a more descriptive message on</text:span></text:p>
              <text:p text:style-name="P37"><text:span text:style-name="T14"><text:s text:c="7"/></text:span><text:span text:style-name="T14">the command line when you create one.</text:span></text:p>
              <text:p text:style-name="P37"><text:span text:style-name="T14"/></text:p>
              <text:p text:style-name="P37"><text:span text:style-name="T14"><text:s text:c="7"/></text:span><text:span text:style-name="T14">The latest stash you created is stored in refs/stash; older stashes are found in the reflog of this reference and can be named using the usual reflog syntax (e.g. stash@{0} is the most</text:span></text:p>
              <text:p text:style-name="P37"><text:span text:style-name="T14"><text:s text:c="7"/></text:span><text:span text:style-name="T14">recently created stash, stash@{1} is the one before it, stash@{2.hours.ago} is also possible). Stashes may also be referenced by specifying just the stash index (e.g. the integer n is</text:span></text:p>
              <text:p text:style-name="P37"><text:span text:style-name="T14"><text:s text:c="7"/></text:span><text:span text:style-name="T14">equivalent to stash@{n}).</text:span></text:p>
              <text:p text:style-name="P37"><text:span text:style-name="T14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draw:frame draw:name="Google Shape;174;p29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Default-outline1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 signed with GPG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38"><text:span text:style-name="T22">DESCRIPTION</text:span></text:p>
              <text:p text:style-name="P38"><text:span text:style-name="T22"><text:s text:c="7"/></text:span><text:span text:style-name="T22">Add a tag reference in refs/tags/, unless -d/-l/-v is given to delete, list</text:span></text:p>
              <text:p text:style-name="P38"><text:span text:style-name="T22"><text:s text:c="7"/></text:span><text:span text:style-name="T22">or verify tags.</text:span></text:p>
              <text:p text:style-name="P38"><text:span text:style-name="T22"/></text:p>
              <text:p text:style-name="P38"><text:span text:style-name="T22"><text:s text:c="7"/></text:span><text:span text:style-name="T22">Unless -f is given, the named tag must not yet exist.</text:span></text:p>
              <text:p text:style-name="P38"><text:span text:style-name="T22"/></text:p>
              <text:p text:style-name="P38"><text:span text:style-name="T22"><text:s text:c="7"/></text:span><text:span text:style-name="T22">If one of -a, -s, or -u &lt;keyid&gt; is passed, the command creates a tag object,</text:span></text:p>
              <text:p text:style-name="P38"><text:span text:style-name="T22"><text:s text:c="7"/></text:span><text:span text:style-name="T22">and requires a tag message. Unless -m &lt;msg&gt; or -F &lt;file&gt; is given, an editor</text:span></text:p>
              <text:p text:style-name="P38"><text:span text:style-name="T22"><text:s text:c="7"/></text:span><text:span text:style-name="T22">is started for the user to type in the tag message.</text:span></text:p>
              <text:p text:style-name="P38"><text:span text:style-name="T22"/></text:p>
              <text:p text:style-name="P38"><text:span text:style-name="T22"><text:s text:c="7"/></text:span><text:span text:style-name="T22">If -m &lt;msg&gt; or -F &lt;file&gt; is given and -a, -s, and -u &lt;keyid&gt; are absent, -a</text:span></text:p>
              <text:p text:style-name="P38"><text:span text:style-name="T22"><text:s text:c="7"/></text:span><text:span text:style-name="T22">is implied.</text:span></text:p>
              <text:p text:style-name="P38"><text:span text:style-name="T22"/></text:p>
              <text:p text:style-name="P38"><text:span text:style-name="T22"><text:s text:c="7"/></text:span><text:span text:style-name="T22">Otherwise, a tag reference that points directly at the given object (i.e., a</text:span></text:p>
              <text:p text:style-name="P38"><text:span text:style-name="T22"><text:s text:c="7"/></text:span><text:span text:style-name="T22">lightweight tag) is created.</text:span></text:p>
              <text:p text:style-name="P38"><text:span text:style-name="T22"/></text:p>
              <text:p text:style-name="P38"><text:span text:style-name="T22"><text:s text:c="7"/></text:span><text:span text:style-name="T22">A GnuPG signed tag object will be created when -s or -u &lt;keyid&gt; is used.</text:span></text:p>
              <text:p text:style-name="P38"><text:span text:style-name="T22"><text:s text:c="7"/></text:span><text:span text:style-name="T22">When -u &lt;keyid&gt; is not used, the committer identity for the current user is</text:span></text:p>
              <text:p text:style-name="P38"><text:span text:style-name="T22"><text:s text:c="7"/></text:span><text:span text:style-name="T22">used to find the GnuPG key for signing. The configuration variable</text:span></text:p>
              <text:p text:style-name="P38"><text:span text:style-name="T22"><text:s text:c="7"/></text:span><text:span text:style-name="T22">gpg.program is used to specify custom GnuPG binary.</text:span></text:p>
              <text:p text:style-name="P38"><text:span text:style-name="T22"/></text:p>
              <text:p text:style-name="P38"><text:span text:style-name="T22"><text:s text:c="7"/></text:span><text:span text:style-name="T22">Tag objects (created with -a, -s, or -u) are called "annotated" tags; they</text:span></text:p>
              <text:p text:style-name="P38"><text:span text:style-name="T22"><text:s text:c="7"/></text:span><text:span text:style-name="T22">contain a creation date, the tagger name and e-mail, a tagging message, and</text:span></text:p>
              <text:p text:style-name="P38"><text:span text:style-name="T22"><text:s text:c="7"/></text:span><text:span text:style-name="T22">an optional GnuPG signature. Whereas a "lightweight" tag is simply a name</text:span></text:p>
              <text:p text:style-name="P38"><text:span text:style-name="T22"><text:s text:c="7"/></text:span><text:span text:style-name="T22">for an object (usually a commit object).</text:span></text:p>
              <text:p text:style-name="P38"><text:span text:style-name="T22"/></text:p>
              <text:p text:style-name="P38"><text:span text:style-name="T22"><text:s text:c="7"/></text:span><text:span text:style-name="T22">Annotated tags are meant for release while lightweight tags are meant for</text:span></text:p>
              <text:p text:style-name="P38"><text:span text:style-name="T22"><text:s text:c="7"/></text:span><text:span text:style-name="T22">private or temporary object labels. For this reason, some git commands for</text:span></text:p>
              <text:p text:style-name="P38"><text:span text:style-name="T22"><text:s text:c="7"/></text:span><text:span text:style-name="T22">naming objects (like git describe) will ignore lightweight tags by default.</text:span></text:p>
              <text:p text:style-name="P38"><text:span text:style-name="T22"/></text:p>
              <text:p text:style-name="P38"><text:span text:style-name="T22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draw:frame draw:name="Google Shape;182;p30" presentation:style-name="pr23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23">GIT <text:s text:c="2"/>demo <text:s/>time</text:span></text:p>
          </draw:text-box>
        </draw:frame>
        <draw:frame draw:name="Google Shape;183;p30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3" draw:master-page-name="Default" presentation:presentation-page-layout-name="AL2T11">
        <draw:frame draw:name="Google Shape;189;p31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Default-outline1" draw:text-style-name="P26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8" presentation:class="page"/>
          <draw:frame draw:name="Google Shape;186;g6ba380b016_0_1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draw:frame draw:name="Google Shape;197;p32" presentation:style-name="pr23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19" presentation:class="page"/>
          <draw:frame draw:name="Google Shape;194;g75b324c55a_0_83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3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0" presentation:class="page"/>
          <draw:frame presentation:style-name="pr29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draw:frame draw:name="Google Shape;211;p34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5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24">git-shell <text:s text:c="2"/>for limited access</text:span></text:p>
              </text:list-item>
              <text:list-item>
                <text:p text:style-name="P41"><text:span text:style-name="T24">gitweb, standard cgi scripts for basic </text:span><text:span text:style-name="T24">webservice. ( for use with apache )</text:span></text:p>
              </text:list-item>
              <text:list-item>
                <text:p text:style-name="P41"><text:span text:style-name="T24">bitbucket</text:span></text:p>
              </text:list-item>
            </text:list>
            <text:p text:style-name="P42"><text:span text:style-name="T24">Hosted <text:s/>:</text:span></text:p>
            <text:p text:style-name="P4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hub, gitlab, bitbucket, etc</text:span></text:p>
            <text:p text:style-name="P43"><text:span text:style-name="T24"><text:tab/></text:span></text:p>
            <text:p text:style-name="P44"><text:span text:style-name="T24"/></text:p>
          </draw:text-box>
        </draw:frame>
        <draw:frame draw:name="Google Shape;213;p3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1" presentation:class="page"/>
          <draw:frame draw:name="Google Shape;208;g6ba380b016_0_2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draw:frame draw:name="Google Shape;219;p35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>$ cd /u01/git</text:span></text:p>
            <text:p text:style-name="P47"><text:span text:style-name="T25">$ mkdir &lt;myproject&gt;</text:span></text:p>
            <text:p text:style-name="P47"><text:span text:style-name="T25">$ cd &lt;myproject&gt;</text:span></text:p>
            <text:p text:style-name="P47"><text:span text:style-name="T25">$ git init --bare</text:span></text:p>
            <text:p text:style-name="P48"><text:span text:style-name="T25"/></text:p>
          </draw:text-box>
        </draw:frame>
        <draw:frame draw:name="Google Shape;221;p3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2" presentation:class="page"/>
          <draw:frame draw:name="Google Shape;216;g6ba380b016_0_28:notes" presentation:style-name="pr17" draw:text-style-name="P24" draw:layer="layout" svg:width="15.239cm" svg:height="11.429cm" svg:x="1.905cm" svg:y="12.065cm" presentation:class="notes" presentation:user-transformed="true">
            <draw:text-box>
              <text:p text:style-name="P8"><text:span text:style-name="T14">--bare</text:span></text:p>
              <text:p text:style-name="P8"><text:span text:style-name="T14"><text:s text:c="11"/></text:span><text:span text:style-name="T14">Create a bare repository. If GIT_DIR environment is not set, it is set to the</text:span></text:p>
              <text:p text:style-name="P8"><text:span text:style-name="T14"><text:s text:c="11"/></text:span><text:span text:style-name="T14">current working directory.</text:span></text:p>
              <text:p text:style-name="P8"><text:span text:style-name="T14"/></text:p>
              <text:p text:style-name="P8"><text:span text:style-name="T14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draw:frame draw:name="Google Shape;227;p36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7"><text:span text:style-name="T17">If you do not want to enter username/password all </text:span><text:span text:style-name="T17">the time , <text:s/>user ssh keys. <text:s/></text:span></text:p>
            <text:p text:style-name="P28"><text:span text:style-name="T17">Place the public key in the .ssh directory in the </text:span><text:span text:style-name="T17">home of the user git on the server .</text:span></text:p>
          </draw:text-box>
        </draw:frame>
        <draw:frame draw:name="Google Shape;229;p3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3" presentation:class="page"/>
          <draw:frame draw:name="Google Shape;224;g6ba380b016_0_3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draw:frame draw:name="Google Shape;235;p37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>$ cd &lt;myproject&gt;</text:span></text:p>
            <text:p text:style-name="P47"><text:span text:style-name="T25">$ git init</text:span></text:p>
            <text:p text:style-name="P47"><text:span text:style-name="T25">$ git add .</text:span></text:p>
            <text:p text:style-name="P47"><text:span text:style-name="T25">$ git commit -m 'initial commit'</text:span></text:p>
            <text:p text:style-name="P47"><text:span text:style-name="T25">$ git remote add origin </text:span><text:span text:style-name="T25">user@gitserver:/u01/git/&lt;myproject&gt;</text:span></text:p>
            <text:p text:style-name="P47"><text:span text:style-name="T25">$ git push origin master</text:span></text:p>
            <text:p text:style-name="P48"><text:span text:style-name="T25"/></text:p>
          </draw:text-box>
        </draw:frame>
        <draw:frame draw:name="Google Shape;237;p3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4" presentation:class="page"/>
          <draw:frame draw:name="Google Shape;232;g6ba380b016_0_4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draw:frame draw:name="Google Shape;243;p3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44;p38" presentation:style-name="pr10" draw:text-style-name="P49" draw:layer="layout" svg:width="26.726cm" svg:height="12.177cm" svg:x="1.485cm" svg:y="4.913cm" presentation:class="outline" presentation:user-transformed="true">
          <draw:text-box>
            <text:p text:style-name="P46"><text:span text:style-name="T25"/></text:p>
            <text:p text:style-name="P47"><text:span text:style-name="T25">$ mkdir <text:s/>&lt;myproject&gt;</text:span></text:p>
            <text:p text:style-name="P47"><text:span text:style-name="T25">$ cd &lt;myproject&gt;</text:span></text:p>
            <text:p text:style-name="P48"><text:span text:style-name="T25">$ git clone user@gitserver:/u01/git/&lt;myproject&gt;</text:span></text:p>
          </draw:text-box>
        </draw:frame>
        <draw:frame draw:name="Google Shape;245;p3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5" presentation:class="page"/>
          <draw:frame draw:name="Google Shape;240;g6ba380b016_0_5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3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3">
          <draw:page-thumbnail draw:style-name="gr1" draw:layer="layout" svg:width="17.96cm" svg:height="9.524cm" svg:x="0.544cm" svg:y="1.93cm" draw:page-number="26" presentation:class="page"/>
          <draw:frame presentation:style-name="pr29" draw:text-style-name="P51" draw:layer="layout" svg:width="15.239cm" svg:height="11.429cm" svg:x="1.905cm" svg:y="12.064cm" presentation:class="notes" presentation:user-transformed="true">
            <draw:text-box>
              <text:p text:style-name="P50"><text:span text:style-name="T26"><text:s text:c="6"/></text:span><text:span text:style-name="T26">Clones a repository into a newly created directory, creates remote-tracking branches for each branch in the cloned repository (visible using git branch --remotes), and creates and checks</text:span></text:p>
              <text:p text:style-name="P50"><text:span text:style-name="T26"><text:s text:c="7"/></text:span><text:span text:style-name="T26">out an initial branch that is forked from the cloned repository’s currently active branch.</text:span></text:p>
              <text:p text:style-name="P50"><text:span text:style-name="T26"/></text:p>
              <text:p text:style-name="P50"><text:span text:style-name="T26"><text:s text:c="7"/></text:span><text:span text:style-name="T26">After the clone, a plain git fetch without arguments will update all the remote-tracking branches, and a git pull without arguments will in addition merge the remote master branch into</text:span></text:p>
              <text:p text:style-name="P50"><text:span text:style-name="T26"><text:s text:c="7"/></text:span><text:span text:style-name="T26">the current master branch, if any (this is untrue when "--single-branch" is given; see below).</text:span></text:p>
              <text:p text:style-name="P50"><text:span text:style-name="T26"/></text:p>
              <text:p text:style-name="P50"><text:span text:style-name="T26"><text:s text:c="7"/></text:span><text:span text:style-name="T26">This default configuration is achieved by creating references to the remote branch heads under refs/remotes/origin and by initializing remote.origin.url and remote.origin.fetch</text:span></text:p>
              <text:p text:style-name="P50"><text:span text:style-name="T26"><text:s text:c="7"/></text:span><text:span text:style-name="T26">configuration variables.</text:span></text:p>
              <text:p text:style-name="P50"><text:span text:style-name="T26"/></text:p>
              <text:p text:style-name="P50"><text:span text:style-name="T26"/></text:p>
            </draw:text-box>
          </draw:frame>
        </presentation:notes>
      </draw:page>
      <draw:page draw:name="page27" draw:style-name="dp3" draw:master-page-name="Default" presentation:presentation-page-layout-name="AL2T11">
        <draw:custom-shape draw:name="Google Shape;250;p39" draw:style-name="gr2" draw:text-style-name="P7" draw:layer="layout" svg:width="26.727cm" svg:height="3.505cm" svg:x="1.484cm" svg:y="0.837cm">
          <text:p text:style-name="P1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1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7" presentation:class="page"/>
        </presentation:notes>
      </draw:page>
      <draw:page draw:name="Pushing branches." draw:style-name="dp3" draw:master-page-name="Default" presentation:presentation-page-layout-name="AL2T11">
        <draw:frame draw:name="Google Shape;258;p40" presentation:style-name="pr9" draw:text-style-name="P25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17" draw:layer="layout" svg:width="26.727cm" svg:height="12.177cm" svg:x="1.484cm" svg:y="4.913cm" presentation:class="outline" presentation:user-transformed="true">
          <draw:text-box>
            <text:p text:style-name="P27"><text:span text:style-name="T17">Get your branch to the remote repository for </text:span><text:span text:style-name="T17">merging.</text:span></text:p>
            <text:p text:style-name="P28"><text:span text:style-name="T17">Avoid merging conflicts, do a pull before push.</text:span></text:p>
          </draw:text-box>
        </draw:frame>
        <draw:frame draw:name="Google Shape;260;p4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8" presentation:class="page"/>
          <draw:frame draw:name="Google Shape;255;g6ba380b016_0_4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9" draw:style-name="dp3" draw:master-page-name="Default" presentation:presentation-page-layout-name="AL2T11">
        <draw:custom-shape draw:name="Google Shape;265;p41" draw:style-name="gr9" draw:text-style-name="P52" draw:layer="layout" svg:width="26.727cm" svg:height="4.629cm" svg:x="1.484cm" svg:y="0.274cm">
          <text:p text:style-name="P1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5" draw:layer="layout" svg:width="26.727cm" svg:height="12.177cm" svg:x="1.484cm" svg:y="4.913cm">
          <text:p text:style-name="P53"><text:span text:style-name="T10"/></text:p>
          <text:list text:style-name="L1">
            <text:list-item>
              <text:p text:style-name="P22"><text:span text:style-name="T10">Lock the master</text:span></text:p>
            </text:list-item>
            <text:list-item>
              <text:p text:style-name="P22"><text:span text:style-name="T10">Enforce pull request</text:span></text:p>
              <text:list>
                <text:list-header>
                  <text:p text:style-name="P22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22"><text:span text:style-name="T11">( four eyes principle)</text:span></text:p>
                        </text:list-header>
                      </text:list>
                    </text:list-item>
                  </text:list>
                  <text:p text:style-name="P22"><text:span text:style-name="T11">-Other does the merge with master </text:span></text:p>
                </text:list-header>
              </text:list>
            </text:list-item>
            <text:list-item>
              <text:p text:style-name="P22"><text:span text:style-name="T11">Large project, appoint release master.</text:span></text:p>
            </text:list-item>
          </text:list>
          <text:p text:style-name="P5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4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29" presentation:class="page"/>
        </presentation:notes>
      </draw:page>
      <draw:page draw:name="page30" draw:style-name="dp3" draw:master-page-name="Default" presentation:presentation-page-layout-name="AL1T0">
        <draw:frame draw:name="Google Shape;273;p42" presentation:style-name="pr37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0" presentation:class="page"/>
          <draw:frame draw:name="Google Shape;270;g75b324c55a_0_67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draw:custom-shape draw:name="Google Shape;280;p43" draw:style-name="gr2" draw:text-style-name="P7" draw:layer="layout" svg:width="26.727cm" svg:height="3.505cm" svg:x="1.484cm" svg:y="0.837cm">
          <text:p text:style-name="P1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0" draw:text-style-name="P23" draw:layer="layout" svg:width="26.727cm" svg:height="12.177cm" svg:x="1.484cm" svg:y="4.913cm">
          <text:list text:style-name="L1">
            <text:list-item>
              <text:p text:style-name="P22"><text:span text:style-name="T10">Including another project in your project</text:span></text:p>
            </text:list-item>
            <text:list-item>
              <text:p text:style-name="P22"><text:span text:style-name="T10">Name submodule same as the repository</text:span></text:p>
            </text:list-item>
            <text:list-item>
              <text:p text:style-name="P22"><text:span text:style-name="T10">Creates subdirectory with this name</text:span></text:p>
            </text:list-item>
            <text:list-item>
              <text:p text:style-name="P22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6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39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draw:custom-shape draw:name="Google Shape;287;p44" draw:style-name="gr2" draw:text-style-name="P7" draw:layer="layout" svg:width="26.727cm" svg:height="3.505cm" svg:x="1.484cm" svg:y="0.837cm">
          <text:p text:style-name="P1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1" draw:text-style-name="P23" draw:layer="layout" svg:width="26.727cm" svg:height="12.177cm" svg:x="1.484cm" svg:y="4.913cm">
          <text:list text:style-name="L1">
            <text:list-item>
              <text:p text:style-name="P22"><text:span text:style-name="T10">A submodule is a repository embedded inside another repository. </text:span></text:p>
            </text:list-item>
            <text:list-item>
              <text:p text:style-name="P22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6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2" presentation:class="page"/>
          <draw:frame draw:name="Google Shape;285;g6b7ddaa06a_0_59:notes" presentation:style-name="pr16" draw:text-style-name="P24" draw:layer="layout" svg:width="15.239cm" svg:height="11.428cm" svg:x="1.905cm" svg:y="12.065cm" presentation:class="notes" presentation:user-transformed="true">
            <draw:text-box>
              <text:p text:style-name="P8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3"/></text:p>
              <text:p text:style-name="P8"><text:span text:style-name="T13"/></text:p>
            </draw:text-box>
          </draw:frame>
        </presentation:notes>
      </draw:page>
      <draw:page draw:name="page33" draw:style-name="dp3" draw:master-page-name="Default" presentation:presentation-page-layout-name="AL2T11">
        <draw:custom-shape draw:name="Google Shape;295;p45" draw:style-name="gr2" draw:text-style-name="P7" draw:layer="layout" svg:width="26.727cm" svg:height="3.505cm" svg:x="1.484cm" svg:y="0.837cm">
          <text:p text:style-name="P1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1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3" presentation:class="page"/>
          <draw:frame draw:name="Google Shape;292;g6b7ddaa06a_0_84:notes" presentation:style-name="pr4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2" draw:text-style-name="P57" draw:layer="layout" svg:width="14.786cm" svg:height="9.981cm" svg:x="1.905cm" svg:y="13.684cm">
            <text:p text:style-name="P8"><text:span text:style-name="T27">Dictator and Lieutenants Workflow</text:span></text:p>
            <text:p text:style-name="P8"><text:span text:style-name="T28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9"><text:a xlink:href="https://git-scm.com/book/en/v2/ch00/wfdiag_c" xlink:type="simple">Benevolent dictator workflow.</text:a></text:span><text:span text:style-name="T28">):</text:span></text:p>
            <text:p text:style-name="P8"><text:span text:style-name="T28">Regular developers work on their topic branch and rebase their work on top of master. The master branch is that of the reference repository to which the dictator pushes.</text:span></text:p>
            <text:p text:style-name="P8"><text:span text:style-name="T28">Lieutenants merge the developers' topic branches into their master branch.</text:span></text:p>
            <text:p text:style-name="P8"><text:span text:style-name="T28">The dictator merges the lieutenants' master branches into the dictator’s master branch.</text:span></text:p>
            <text:p text:style-name="P8"><text:span text:style-name="T28">Finally, the dictator pushes that master branch to the reference repository so the other developers can rebase on it.</text:span></text:p>
            <text:p text:style-name="P8"><text:span text:style-name="T2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3" draw:master-page-name="Default" presentation:presentation-page-layout-name="AL2T11">
        <draw:custom-shape draw:name="Google Shape;302;p46" draw:style-name="gr2" draw:text-style-name="P7" draw:layer="layout" svg:width="26.727cm" svg:height="3.505cm" svg:x="1.484cm" svg:y="0.837cm">
          <text:p text:style-name="P1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60" draw:layer="layout" svg:width="26.727cm" svg:height="12.177cm" svg:x="1.484cm" svg:y="4.913cm">
          <text:p text:style-name="P9"><text:span text:style-name="T5"/></text:p>
          <text:p text:style-name="P9"><text:span text:style-name="T5">Linux, Apple &amp; Windows :</text:span></text:p>
          <text:p text:style-name="P58"><text:span text:style-name="T30"><text:a xlink:href="https://git-scm.com/download/gui/windows" xlink:type="simple">https://git-scm.com/download/gui/windows</text:a></text:span></text:p>
          <text:p text:style-name="P5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4" presentation:class="page"/>
        </presentation:notes>
      </draw:page>
      <draw:page draw:name="page35" draw:style-name="dp3" draw:master-page-name="Default" presentation:presentation-page-layout-name="AL2T11">
        <draw:custom-shape draw:name="Google Shape;309;p47" draw:style-name="gr2" draw:text-style-name="P7" draw:layer="layout" svg:width="26.727cm" svg:height="3.505cm" svg:x="1.484cm" svg:y="0.837cm">
          <text:p text:style-name="P1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3" draw:text-style-name="P63" draw:layer="layout" svg:width="26.726cm" svg:height="12.177cm" svg:x="1.485cm" svg:y="4.913cm">
          <text:list text:style-name="L1">
            <text:list-item>
              <text:p text:style-name="P61"><text:span text:style-name="T5">sqldeveloper</text:span></text:p>
            </text:list-item>
            <text:list-item>
              <text:p text:style-name="P61"><text:span text:style-name="T5">atom editor</text:span></text:p>
            </text:list-item>
            <text:list-item>
              <text:p text:style-name="P61"><text:span text:style-name="T5">pycharm </text:span></text:p>
            </text:list-item>
            <text:list-item>
              <text:p text:style-name="P61"><text:span text:style-name="T5">eclipse </text:span></text:p>
            </text:list-item>
            <text:list-item>
              <text:p text:style-name="P61"><text:span text:style-name="T5">visual studio (code)</text:span></text:p>
            </text:list-item>
            <text:list-item>
              <text:p text:style-name="P61"><text:span text:style-name="T5">intelliJ</text:span></text:p>
            </text:list-item>
            <text:list-item>
              <text:p text:style-name="P61"><text:span text:style-name="T5">etc. </text:span></text:p>
            </text:list-item>
          </text:list>
          <text:p text:style-name="P62"><text:span text:style-name="T5"/></text:p>
          <text:p text:style-name="P62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316;p48" draw:style-name="gr2" draw:text-style-name="P7" draw:layer="layout" svg:width="26.727cm" svg:height="3.505cm" svg:x="1.484cm" svg:y="0.837cm">
          <text:p text:style-name="P1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4" draw:text-style-name="P13" draw:layer="layout" svg:width="26.727cm" svg:height="12.177cm" svg:x="1.484cm" svg:y="4.913cm">
          <text:list text:style-name="L1">
            <text:list-item>
              <text:p><text:span text:style-name="T5">Online book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4"><text:span text:style-name="T31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><text:span text:style-name="T5">Same page a pdf version v1 to download</text:span></text:p>
              <text:p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6" presentation:class="page"/>
        </presentation:notes>
      </draw:page>
      <draw:page draw:name="Questions ?" draw:style-name="dp3" draw:master-page-name="Default">
        <draw:frame draw:name="Google Shape;324;p49" presentation:style-name="pr4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32">Questions ?</text:span></text:p>
          </draw:text-box>
        </draw:frame>
        <draw:frame draw:name="Google Shape;325;p4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7" presentation:class="page"/>
          <draw:frame draw:name="Google Shape;321;g75b324c55a_0_685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6" svg:font-family="Arial"/>
    <style:font-face style:name="Arial2" svg:font-family="Arial" style:font-adornments="Regular"/>
    <style:font-face style:name="Calibri" svg:font-family="Calibri"/>
    <style:font-face style:name="Open Sans" svg:font-family="'Open Sans'"/>
    <style:font-face style:name="Arial" svg:font-family="Arial" style:font-pitch="variable"/>
    <style:font-face style:name="Arial3" svg:font-family="Arial" style:font-adornments="Regular" style:font-pitch="variable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6" fo:font-family="Arial" fo:font-size="15.3999996185303pt" fo:letter-spacing="normal" fo:font-style="normal" style:text-underline-style="none" fo:font-weight="normal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6" fo:font-family="Arial" fo:font-size="15.3999996185303pt" fo:letter-spacing="normal" fo:font-style="normal" fo:text-shadow="none" style:text-underline-style="none" fo:font-weight="normal" style:letter-kerning="true" fo:background-color="transparent" style:font-name-asian="Arial6" style:font-family-asian="Arial" style:font-size-asian="14pt" style:font-style-asian="normal" style:font-weight-asian="normal" style:font-name-complex="Arial6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title">
      <style:graphic-properties draw:auto-grow-height="false" fo:min-height="2.63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Arial6" style:font-size-asian="10pt" style:font-style-asian="normal" style:font-weight-asian="normal" style:font-name-complex="Arial6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9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9.414cm" svg:height="1.446cm" svg:x="10.156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dc:date>2020-01-24T15:33:31.287085765</dc:date>
    <dc:creator>Rick van Ek</dc:creator>
    <meta:editing-duration>PT48M3S</meta:editing-duration>
    <meta:editing-cycles>10</meta:editing-cycles>
    <meta:document-statistic meta:object-count="248"/>
  </office:meta>
</office:document-meta>
</file>